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 table:number-rows-repeated="10483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9">00.00.0000</text:date>, <text:time style:data-style-name="N2" text:time-value="17:43:59.89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5-29T17:44:42.411000000</dc:date>
    <meta:editing-duration>P3DT1H15M2S</meta:editing-duration>
    <meta:editing-cycles>1182</meta:editing-cycles>
    <meta:document-statistic meta:table-count="2" meta:cell-count="5389" meta:object-count="0"/>
  </office:meta>
</office:document-meta>
</file>